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svg:stroke-color="#000000" draw:fill="none" draw:fill-color="#ffffff" fo:min-height="1.292cm"/>
    </style:style>
    <style:style style:name="P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text-position="sub 58%"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54cm" svg:height="2.54cm" svg:x="2.27cm" svg:y="3.54cm">
            <text:p text:style-name="P1"><text:span text:style-name="T1">S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54cm" svg:height="2.54cm" svg:x="8.62cm" svg:y="3.54cm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54cm" svg:height="2.54cm" svg:x="14.97cm" svg:y="3.54cm">
            <text:p text:style-name="P1"><text:span text:style-name="T1">S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4.81cm" svg:y1="4.302cm" svg:x2="8.62cm" svg:y2="4.302cm">
            <text:p/>
          </draw:line>
          <draw:line draw:style-name="gr2" draw:text-style-name="P3" draw:layer="layout" svg:x1="14.97cm" svg:y1="4.302cm" svg:x2="11.16cm" svg:y2="4.302cm">
            <text:p/>
          </draw:line>
          <draw:line draw:style-name="gr3" draw:text-style-name="P3" draw:layer="layout" svg:x1="11.16cm" svg:y1="5.318cm" svg:x2="14.97cm" svg:y2="5.318cm">
            <text:p/>
          </draw:line>
          <draw:line draw:style-name="gr3" draw:text-style-name="P3" draw:layer="layout" svg:x1="8.62cm" svg:y1="5.318cm" svg:x2="4.81cm" svg:y2="5.318cm">
            <text:p/>
          </draw:line>
          <draw:frame draw:style-name="gr4" draw:text-style-name="P4" draw:layer="layout" svg:width="1.553cm" svg:height="1.887cm" svg:x="6.051cm" svg:y="2.415cm">
            <draw:text-box>
              <text:p text:style-name="P4"><text:span text:style-name="T3">h</text:span><text:span text:style-name="T4">1</text:span></text:p>
            </draw:text-box>
          </draw:frame>
          <draw:frame draw:style-name="gr4" draw:text-style-name="P4" draw:layer="layout" svg:width="1.553cm" svg:height="1.887cm" svg:x="12.43cm" svg:y="2.397cm">
            <draw:text-box>
              <text:p text:style-name="P4"><text:span text:style-name="T3">h</text:span><text:span text:style-name="T4">2</text:span></text:p>
            </draw:text-box>
          </draw:frame>
          <draw:frame draw:style-name="gr4" draw:text-style-name="P4" draw:layer="layout" svg:width="1.553cm" svg:height="1.887cm" svg:x="6.08cm" svg:y="5.572cm">
            <draw:text-box>
              <text:p text:style-name="P4"><text:span text:style-name="T3">g</text:span><text:span text:style-name="T4">1</text:span></text:p>
            </draw:text-box>
          </draw:frame>
          <draw:frame draw:style-name="gr4" draw:text-style-name="P4" draw:layer="layout" svg:width="1.553cm" svg:height="1.887cm" svg:x="12.43cm" svg:y="5.59cm">
            <draw:text-box>
              <text:p text:style-name="P4"><text:span text:style-name="T3">g</text:span><text:span text:style-name="T4">2</text:span></text:p>
            </draw:text-box>
          </draw:frame>
        </draw:g>
        <draw:g>
          <draw:line draw:style-name="gr2" draw:text-style-name="P3" draw:layer="layout" svg:x1="18.78cm" svg:y1="4.228cm" svg:x2="21.32cm" svg:y2="4.228cm">
            <text:p/>
          </draw:line>
          <draw:frame draw:style-name="gr5" draw:text-style-name="P5" draw:layer="layout" svg:width="3.175cm" svg:height="1.542cm" svg:x="21.32cm" svg:y="3.448cm">
            <draw:text-box>
              <text:p text:style-name="P5"><text:span text:style-name="T5">MAC</text:span></text:p>
            </draw:text-box>
          </draw:frame>
        </draw:g>
        <draw:line draw:style-name="gr3" draw:text-style-name="P3" draw:layer="layout" svg:x1="18.78cm" svg:y1="5.318cm" svg:x2="21.32cm" svg:y2="5.318cm">
          <text:p/>
        </draw:line>
        <draw:frame draw:style-name="gr5" draw:text-style-name="P5" draw:layer="layout" svg:width="3.175cm" svg:height="1.542cm" svg:x="21.32cm" svg:y="4.538cm">
          <draw:text-box>
            <text:p text:style-name="P5"><text:span text:style-name="T5">B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5-06-25T16:37:33.015798780</dc:date>
    <meta:editing-duration>PT16M41S</meta:editing-duration>
    <meta:editing-cycles>2</meta:editing-cycles>
    <meta:generator>LibreOffice/4.2.8.2$Linux_X86_64 LibreOffice_project/420m0$Build-2</meta:generator>
    <meta:document-statistic meta:object-count="17"/>
  </office:meta>
</office:document-meta>
</file>